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25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8Z97"/>SURAT KEPUTUSAN</text:p>
      <text:p text:style-name="P8">No. / 422 / 454 /Adm.Sek</text:p>
      <text:p text:style-name="P9"/>
      <text:p text:style-name="P10">Berdasarkan :</text:p>
      <text:list xml:id="list228879838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IKA INDRI YANI</text:span></text:p>
      <text:p text:style-name="P12"><text:span text:style-name="T2"><text:tab/><text:tab/>Tempat, Tanggal Lahir<text:tab/>: Serang, 05-08-2001</text:span></text:p>
      <text:p text:style-name="P12"><text:span text:style-name="T2"><text:tab/><text:tab/>NISN<text:tab/><text:tab/><text:tab/><text:tab/>: 0018578709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8Z9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8Z99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8Z97"/><text:bookmark-end text:name="_Hlk481362583MailMergeMark2020-05-06T03:14:48Z9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23.831363804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1" meta:character-count="10422" meta:non-whitespace-character-count="91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